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 talk to me about the never borrowed %</text:p>
      <text:p text:style-name="Text_20_body">Ah yes — <text:span text:style-name="Strong_20_Emphasis">“percentage of collection never borrowed”</text:span> 😅<text:line-break/>This one is <text:span text:style-name="Emphasis">infamous</text:span>. It looks clean, rational, even virtuous… and then it quietly blows up meetings.</text:p>
      <text:p text:style-name="Text_20_body">Let’s walk through <text:span text:style-name="Strong_20_Emphasis">why it’s powerful, why it’s risky, and how to handle it safely</text:span>.</text:p>
      <text:p text:style-name="Horizontal_20_Line"/>
      <text:h text:style-name="Heading_20_2" text:outline-level="2">1️⃣ Why management <text:span text:style-name="Emphasis">loves</text:span> this metric</text:h>
      <text:p text:style-name="Text_20_body">At first glance, it answers a seductive question:</text:p>
      <text:p text:style-name="Quotations">“How much of what we buy is never used?”</text:p>
      <text:p text:style-name="Text_20_body">It feels:</text:p>
      <text:list text:style-name="L1">
        <text:list-item>
          <text:p text:style-name="P2">Evidence-based</text:p>
        </text:list-item>
        <text:list-item>
          <text:p text:style-name="P2">Efficiency-focused</text:p>
        </text:list-item>
        <text:list-item>
          <text:p text:style-name="P2">Aligned with value-for-money narratives</text:p>
        </text:list-item>
      </text:list>
      <text:p text:style-name="Text_20_body">Which means:<text:line-break/>👉 senior management <text:span text:style-name="Emphasis">immediately</text:span> latches onto it.</text:p>
      <text:p text:style-name="Text_20_body">That’s both its strength and its danger.</text:p>
      <text:p text:style-name="Horizontal_20_Line"/>
      <text:h text:style-name="Heading_20_2" text:outline-level="2">2️⃣ The brutal truth: it’s technically correct… and still misleading</text:h>
      <text:h text:style-name="Heading_20_3" text:outline-level="3">a) “Never borrowed” ≠ “Never used”</text:h>
      <text:p text:style-name="Text_20_body">Items may be:</text:p>
      <text:list text:style-name="L2">
        <text:list-item>
          <text:p text:style-name="P3">Used in-library</text:p>
        </text:list-item>
        <text:list-item>
          <text:p text:style-name="P3">Used for reference</text:p>
        </text:list-item>
        <text:list-item>
          <text:p text:style-name="P3">Consulted but not issued</text:p>
        </text:list-item>
        <text:list-item>
          <text:p text:style-name="P3">Used in teaching rooms</text:p>
        </text:list-item>
        <text:list-item>
          <text:p text:style-name="P3">Used digitally via accompanying resources</text:p>
        </text:list-item>
      </text:list>
      <text:p text:style-name="Text_20_body">But the metric doesn’t see that.</text:p>
      <text:p text:style-name="Text_20_body">So it undercounts use — systematically.</text:p>
      <text:p text:style-name="Horizontal_20_Line"/>
      <text:h text:style-name="Heading_20_3" text:outline-level="3">b) Time horizon is everything</text:h>
      <text:p text:style-name="Text_20_body">A brand-new item:</text:p>
      <text:list text:style-name="L3">
        <text:list-item>
          <text:p text:style-name="P4"><text:soft-page-break/>Has a 100% chance of being “never borrowed”</text:p>
        </text:list-item>
      </text:list>
      <text:p text:style-name="Text_20_body">So collections with:</text:p>
      <text:list text:style-name="L4">
        <text:list-item>
          <text:p text:style-name="P5">active purchasing</text:p>
        </text:list-item>
        <text:list-item>
          <text:p text:style-name="P5">course reading refreshes</text:p>
        </text:list-item>
        <text:list-item>
          <text:p text:style-name="P5">research monographs</text:p>
        </text:list-item>
      </text:list>
      <text:p text:style-name="Text_20_body">…will <text:span text:style-name="Emphasis">always</text:span> look worse than stagnant collections.</text:p>
      <text:p text:style-name="Text_20_body">Paradox:</text:p>
      <text:p text:style-name="Quotations"><text:span text:style-name="Strong_20_Emphasis">Libraries investing more can look less efficient.</text:span></text:p>
      <text:p text:style-name="Horizontal_20_Line"/>
      <text:h text:style-name="Heading_20_3" text:outline-level="3">c) Some collections are <text:span text:style-name="Emphasis">meant</text:span> to be rarely used</text:h>
      <text:p text:style-name="Text_20_body">Examples:</text:p>
      <text:list text:style-name="L5">
        <text:list-item>
          <text:p text:style-name="P6">Research monographs</text:p>
        </text:list-item>
        <text:list-item>
          <text:p text:style-name="P6">Legal deposit</text:p>
        </text:list-item>
        <text:list-item>
          <text:p text:style-name="P6">Local history</text:p>
        </text:list-item>
        <text:list-item>
          <text:p text:style-name="P6">Preservation copies</text:p>
        </text:list-item>
        <text:list-item>
          <text:p text:style-name="P6">“Just in case” collections</text:p>
        </text:list-item>
      </text:list>
      <text:p text:style-name="Text_20_body">Low use ≠ failure.</text:p>
      <text:p text:style-name="Text_20_body">But the metric doesn’t know that.</text:p>
      <text:p text:style-name="Horizontal_20_Line"/>
      <text:h text:style-name="Heading_20_2" text:outline-level="2">3️⃣ It collapses nuance into a single accusatory number</text:h>
      <text:p text:style-name="Text_20_body">This is the real problem.</text:p>
      <text:p text:style-name="Text_20_body">You lose:</text:p>
      <text:list text:style-name="L6">
        <text:list-item>
          <text:p text:style-name="P7">subject differences</text:p>
        </text:list-item>
        <text:list-item>
          <text:p text:style-name="P7">format differences</text:p>
        </text:list-item>
        <text:list-item>
          <text:p text:style-name="P7">age of items</text:p>
        </text:list-item>
        <text:list-item>
          <text:p text:style-name="P7">collection purpose</text:p>
        </text:list-item>
      </text:list>
      <text:p text:style-name="Text_20_body">And gain:</text:p>
      <text:list text:style-name="L7">
        <text:list-item>
          <text:p text:style-name="P8">one headline number that sounds like waste</text:p>
        </text:list-item>
      </text:list>
      <text:p text:style-name="Text_20_body">Once that number is visible:</text:p>
      <text:p text:style-name="Quotations">“Why is this so high?”</text:p>
      <text:p text:style-name="Text_20_body">Is asked <text:span text:style-name="Emphasis">before</text:span>:</text:p>
      <text:p text:style-name="Quotations"><text:soft-page-break/>“What’s in the collection?”</text:p>
      <text:p text:style-name="Horizontal_20_Line"/>
      <text:h text:style-name="Heading_20_2" text:outline-level="2">4️⃣ It invites blunt managerial actions</text:h>
      <text:p text:style-name="Text_20_body">Common reactions:</text:p>
      <text:list text:style-name="L8">
        <text:list-item>
          <text:p text:style-name="P9">“Stop buying print”</text:p>
        </text:list-item>
        <text:list-item>
          <text:p text:style-name="P9">“Withdraw more aggressively”</text:p>
        </text:list-item>
        <text:list-item>
          <text:p text:style-name="P9">“Reduce low-use subjects”</text:p>
        </text:list-item>
        <text:list-item>
          <text:p text:style-name="P9">“Why are selectors doing this?”</text:p>
        </text:list-item>
      </text:list>
      <text:p text:style-name="Text_20_body">Those may or may not be appropriate — but the metric alone <text:span text:style-name="Strong_20_Emphasis">cannot justify them</text:span>.</text:p>
      <text:p text:style-name="Horizontal_20_Line"/>
      <text:h text:style-name="Heading_20_2" text:outline-level="2">5️⃣ It is extremely sensitive to exclusions</text:h>
      <text:p text:style-name="Text_20_body">Tiny changes radically shift the result:</text:p>
      <text:list text:style-name="L9">
        <text:list-item>
          <text:p text:style-name="P10">Exclude reference → big drop</text:p>
        </text:list-item>
        <text:list-item>
          <text:p text:style-name="P10">Exclude last 12 months → big drop</text:p>
        </text:list-item>
        <text:list-item>
          <text:p text:style-name="P10">Exclude special collections → big drop</text:p>
        </text:list-item>
        <text:list-item>
          <text:p text:style-name="P10">Exclude suppressed items → big drop</text:p>
        </text:list-item>
      </text:list>
      <text:p text:style-name="Text_20_body">So the number is:</text:p>
      <text:list text:style-name="L10">
        <text:list-item>
          <text:p text:style-name="P11">fragile</text:p>
        </text:list-item>
        <text:list-item>
          <text:p text:style-name="P11">contestable</text:p>
        </text:list-item>
        <text:list-item>
          <text:p text:style-name="P11">easy to argue about</text:p>
        </text:list-item>
      </text:list>
      <text:p text:style-name="Text_20_body">Which erodes trust.</text:p>
      <text:p text:style-name="Horizontal_20_Line"/>
      <text:h text:style-name="Heading_20_2" text:outline-level="2">6️⃣ It’s often used as a proxy for <text:span text:style-name="Emphasis">staff performance</text:span></text:h>
      <text:p text:style-name="Text_20_body">Even if no one says it out loud, it’s implied:</text:p>
      <text:p text:style-name="Quotations">“Why did selectors buy items nobody used?”</text:p>
      <text:p text:style-name="Text_20_body">That’s uncomfortable, demoralising, and often unfair.</text:p>
      <text:p text:style-name="Horizontal_20_Line"/>
      <text:h text:style-name="Heading_20_2" text:outline-level="2">7️⃣ Why it <text:span text:style-name="Emphasis">is</text:span> still valuable (used correctly)</text:h>
      <text:p text:style-name="Text_20_body">When used <text:span text:style-name="Strong_20_Emphasis">internally</text:span>, this metric is gold for:</text:p>
      <text:list text:style-name="L11">
        <text:list-item>
          <text:p text:style-name="P12"><text:soft-page-break/>Collection review</text:p>
        </text:list-item>
        <text:list-item>
          <text:p text:style-name="P12">Weeding projects</text:p>
        </text:list-item>
        <text:list-item>
          <text:p text:style-name="P12">Storage decisions</text:p>
        </text:list-item>
        <text:list-item>
          <text:p text:style-name="P12">Subject-level analysis</text:p>
        </text:list-item>
        <text:list-item>
          <text:p text:style-name="P12">Age-based segmentation</text:p>
        </text:list-item>
      </text:list>
      <text:p text:style-name="Text_20_body">Key difference:</text:p>
      <text:p text:style-name="Quotations"><text:span text:style-name="Strong_20_Emphasis">It’s a diagnostic tool, not a scorecard.</text:span></text:p>
      <text:p text:style-name="Horizontal_20_Line"/>
      <text:h text:style-name="Heading_20_2" text:outline-level="2">8️⃣ How to make it safer (if/when you include it)</text:h>
      <text:h text:style-name="Heading_20_3" text:outline-level="3">Safer variants (much better)</text:h>
      <text:p text:style-name="Text_20_body">Instead of:</text:p>
      <text:p text:style-name="Quotations">% never borrowed (all time)</text:p>
      <text:p text:style-name="Text_20_body">Use:</text:p>
      <text:list text:style-name="L12">
        <text:list-item>
          <text:p text:style-name="P13">% never borrowed <text:span text:style-name="Strong_20_Emphasis">after 3 years</text:span></text:p>
        </text:list-item>
        <text:list-item>
          <text:p text:style-name="P13">% never borrowed <text:span text:style-name="Strong_20_Emphasis">by acquisition year</text:span></text:p>
        </text:list-item>
        <text:list-item>
          <text:p text:style-name="P13">% never borrowed <text:span text:style-name="Strong_20_Emphasis">excluding reference/special</text:span></text:p>
        </text:list-item>
        <text:list-item>
          <text:p text:style-name="P13">% never borrowed <text:span text:style-name="Strong_20_Emphasis">by subject</text:span></text:p>
        </text:list-item>
      </text:list>
      <text:p text:style-name="Text_20_body">These add context and reduce shock.</text:p>
      <text:p text:style-name="Horizontal_20_Line"/>
      <text:h text:style-name="Heading_20_3" text:outline-level="3">Safer framing (language matters)</text:h>
      <text:p text:style-name="Text_20_body">Never label it as:</text:p>
      <text:list text:style-name="L13">
        <text:list-item>
          <text:p text:style-name="P14">“Unused stock”</text:p>
        </text:list-item>
        <text:list-item>
          <text:p text:style-name="P14">“Wasted spend”</text:p>
        </text:list-item>
      </text:list>
      <text:p text:style-name="Text_20_body">Better:</text:p>
      <text:list text:style-name="L14">
        <text:list-item>
          <text:p text:style-name="P15"><text:span text:style-name="Strong_20_Emphasis">“Items without recorded loans”</text:span></text:p>
        </text:list-item>
        <text:list-item>
          <text:p text:style-name="P15"><text:span text:style-name="Strong_20_Emphasis">“Unborrowed items (circulation only)”</text:span></text:p>
        </text:list-item>
      </text:list>
      <text:p text:style-name="Text_20_body">That wording alone de-escalates tension.</text:p>
      <text:p text:style-name="Horizontal_20_Line"/>
      <text:h text:style-name="Heading_20_2" text:outline-level="2"><text:soft-page-break/>9️⃣ Management safety rating</text:h>
      <text:h text:style-name="Heading_20_3" text:outline-level="3">🔴 High-risk as a headline KPI</text:h>
      <text:p text:style-name="Text_20_body">Do <text:span text:style-name="Strong_20_Emphasis">not</text:span> put it on the front of a dashboard.</text:p>
      <text:h text:style-name="Heading_20_3" text:outline-level="3">🟡 Medium-risk as a drill-down</text:h>
      <text:p text:style-name="Text_20_body">Safe if:</text:p>
      <text:list text:style-name="L15">
        <text:list-item>
          <text:p text:style-name="P16">behind a click</text:p>
        </text:list-item>
        <text:list-item>
          <text:p text:style-name="P16">with filters</text:p>
        </text:list-item>
        <text:list-item>
          <text:p text:style-name="P16">with definitions visible</text:p>
        </text:list-item>
      </text:list>
      <text:h text:style-name="Heading_20_3" text:outline-level="3">🟢 Low-risk for internal teams</text:h>
      <text:p text:style-name="Text_20_body">Selectors and collections staff <text:span text:style-name="Emphasis">love</text:span> it when scoped properly.</text:p>
      <text:p text:style-name="Horizontal_20_Line"/>
      <text:h text:style-name="Heading_20_2" text:outline-level="2">🔟 A useful mental test</text:h>
      <text:p text:style-name="Text_20_body">Ask:</text:p>
      <text:p text:style-name="Quotations">“If this number went up next month, what would we <text:span text:style-name="Emphasis">do</text:span>?”</text:p>
      <text:p text:style-name="Text_20_body">If the answer is:</text:p>
      <text:list text:style-name="L16">
        <text:list-item>
          <text:p text:style-name="P17">“Panic”</text:p>
        </text:list-item>
        <text:list-item>
          <text:p text:style-name="P17">“Defend”</text:p>
        </text:list-item>
        <text:list-item>
          <text:p text:style-name="P17">“Explain why it’s not meaningful”</text:p>
        </text:list-item>
      </text:list>
      <text:p text:style-name="Text_20_body">Then it’s not ready for management.</text:p>
      <text:p text:style-name="Horizontal_20_Line"/>
      <text:h text:style-name="Heading_20_2" text:outline-level="2">Bottom line</text:h>
      <text:p text:style-name="Text_20_body"><text:span text:style-name="Strong_20_Emphasis">Never borrowed % is one of the most analytically powerful KPIs you can produce.<text:line-break/>It’s also one of the most easily misunderstood.</text:span></text:p>
      <text:p text:style-name="Text_20_body">Handled well:</text:p>
      <text:list text:style-name="L17">
        <text:list-item>
          <text:p text:style-name="P18">it drives smart collection decisions</text:p>
        </text:list-item>
      </text:list>
      <text:p text:style-name="Text_20_body">Handled badly:</text:p>
      <text:list text:style-name="L18">
        <text:list-item>
          <text:p text:style-name="P19">it drives blunt cost-cutting narrativ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00:09:20.272911931</meta:creation-date>
    <meta:generator>LibreOffice/25.2.3.2$Linux_AARCH64 LibreOffice_project/520$Build-2</meta:generator>
    <dc:date>2026-01-31T00:09:49.728611334</dc:date>
    <meta:editing-duration>PT29S</meta:editing-duration>
    <meta:editing-cycles>1</meta:editing-cycles>
    <meta:document-statistic meta:table-count="0" meta:image-count="0" meta:object-count="0" meta:page-count="5" meta:paragraph-count="127" meta:word-count="673" meta:character-count="3837" meta:non-whitespace-character-count="3342"/>
  </office:meta>
</office:document-meta>
</file>